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424105" calcext:value-type="float">
            <text:p>0.97424105</text:p>
          </table:table-cell>
          <table:table-cell office:value-type="float" office:value="0.00298605" calcext:value-type="float">
            <text:p>0.00298605</text:p>
          </table:table-cell>
          <table:table-cell office:value-type="float" office:value="0.01912791" calcext:value-type="float">
            <text:p>0.01912791</text:p>
          </table:table-cell>
          <table:table-cell office:value-type="float" office:value="0.00364499" calcext:value-type="float">
            <text:p>0.00364499</text:p>
          </table:table-cell>
          <table:table-cell office:value-type="float" office:value="0.0049177" calcext:value-type="float">
            <text:p>0.0049177</text:p>
          </table:table-cell>
          <table:table-cell office:value-type="float" office:value="0.98509335" calcext:value-type="float">
            <text:p>0.98509335</text:p>
          </table:table-cell>
          <table:table-cell office:value-type="float" office:value="0.00003381" calcext:value-type="float">
            <text:p>3.381E-05</text:p>
          </table:table-cell>
          <table:table-cell office:value-type="float" office:value="0.00995514" calcext:value-type="float">
            <text:p>0.00995514</text:p>
          </table:table-cell>
          <table:table-cell office:value-type="float" office:value="0.00519064" calcext:value-type="float">
            <text:p>0.00519064</text:p>
          </table:table-cell>
          <table:table-cell office:value-type="float" office:value="0.00006605" calcext:value-type="float">
            <text:p>6.605E-05</text:p>
          </table:table-cell>
          <table:table-cell office:value-type="float" office:value="0.97863624" calcext:value-type="float">
            <text:p>0.97863624</text:p>
          </table:table-cell>
          <table:table-cell office:value-type="float" office:value="0.01610708" calcext:value-type="float">
            <text:p>0.016107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179664" calcext:value-type="float">
            <text:p>0.97179664</text:p>
          </table:table-cell>
          <table:table-cell office:value-type="float" office:value="0.0030682" calcext:value-type="float">
            <text:p>0.0030682</text:p>
          </table:table-cell>
          <table:table-cell office:value-type="float" office:value="0.020951" calcext:value-type="float">
            <text:p>0.020951</text:p>
          </table:table-cell>
          <table:table-cell office:value-type="float" office:value="0.00418416" calcext:value-type="float">
            <text:p>0.00418416</text:p>
          </table:table-cell>
          <table:table-cell office:value-type="float" office:value="0.00476914" calcext:value-type="float">
            <text:p>0.00476914</text:p>
          </table:table-cell>
          <table:table-cell office:value-type="float" office:value="0.98408451" calcext:value-type="float">
            <text:p>0.9840845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1111036" calcext:value-type="float">
            <text:p>0.01111036</text:p>
          </table:table-cell>
          <table:table-cell office:value-type="float" office:value="0.00472563" calcext:value-type="float">
            <text:p>0.00472563</text:p>
          </table:table-cell>
          <table:table-cell office:value-type="float" office:value="0.00006194" calcext:value-type="float">
            <text:p>6.194E-05</text:p>
          </table:table-cell>
          <table:table-cell office:value-type="float" office:value="0.97833685" calcext:value-type="float">
            <text:p>0.97833685</text:p>
          </table:table-cell>
          <table:table-cell office:value-type="float" office:value="0.01687559" calcext:value-type="float">
            <text:p>0.016875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912033" calcext:value-type="float">
            <text:p>0.96912033</text:p>
          </table:table-cell>
          <table:table-cell office:value-type="float" office:value="0.00315805" calcext:value-type="float">
            <text:p>0.00315805</text:p>
          </table:table-cell>
          <table:table-cell office:value-type="float" office:value="0.02291176" calcext:value-type="float">
            <text:p>0.02291176</text:p>
          </table:table-cell>
          <table:table-cell office:value-type="float" office:value="0.00480986" calcext:value-type="float">
            <text:p>0.00480986</text:p>
          </table:table-cell>
          <table:table-cell office:value-type="float" office:value="0.00461537" calcext:value-type="float">
            <text:p>0.00461537</text:p>
          </table:table-cell>
          <table:table-cell office:value-type="float" office:value="0.98295229" calcext:value-type="float">
            <text:p>0.98295229</text:p>
          </table:table-cell>
          <table:table-cell office:value-type="float" office:value="0.0000382" calcext:value-type="float">
            <text:p>3.82E-05</text:p>
          </table:table-cell>
          <table:table-cell office:value-type="float" office:value="0.01239414" calcext:value-type="float">
            <text:p>0.01239414</text:p>
          </table:table-cell>
          <table:table-cell office:value-type="float" office:value="0.0043074" calcext:value-type="float">
            <text:p>0.0043074</text:p>
          </table:table-cell>
          <table:table-cell office:value-type="float" office:value="0.00005827" calcext:value-type="float">
            <text:p>5.827E-05</text:p>
          </table:table-cell>
          <table:table-cell office:value-type="float" office:value="0.97790318" calcext:value-type="float">
            <text:p>0.97790318</text:p>
          </table:table-cell>
          <table:table-cell office:value-type="float" office:value="0.01773115" calcext:value-type="float">
            <text:p>0.017731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619113" calcext:value-type="float">
            <text:p>0.96619113</text:p>
          </table:table-cell>
          <table:table-cell office:value-type="float" office:value="0.00325607" calcext:value-type="float">
            <text:p>0.00325607</text:p>
          </table:table-cell>
          <table:table-cell office:value-type="float" office:value="0.02501601" calcext:value-type="float">
            <text:p>0.02501601</text:p>
          </table:table-cell>
          <table:table-cell office:value-type="float" office:value="0.00553679" calcext:value-type="float">
            <text:p>0.00553679</text:p>
          </table:table-cell>
          <table:table-cell office:value-type="float" office:value="0.00445713" calcext:value-type="float">
            <text:p>0.00445713</text:p>
          </table:table-cell>
          <table:table-cell office:value-type="float" office:value="0.98168252" calcext:value-type="float">
            <text:p>0.98168252</text:p>
          </table:table-cell>
          <table:table-cell office:value-type="float" office:value="0.0000404" calcext:value-type="float">
            <text:p>4.04E-05</text:p>
          </table:table-cell>
          <table:table-cell office:value-type="float" office:value="0.01381994" calcext:value-type="float">
            <text:p>0.01381994</text:p>
          </table:table-cell>
          <table:table-cell office:value-type="float" office:value="0.00393086" calcext:value-type="float">
            <text:p>0.00393086</text:p>
          </table:table-cell>
          <table:table-cell office:value-type="float" office:value="0.00005499" calcext:value-type="float">
            <text:p>5.499E-05</text:p>
          </table:table-cell>
          <table:table-cell office:value-type="float" office:value="0.97733106" calcext:value-type="float">
            <text:p>0.97733106</text:p>
          </table:table-cell>
          <table:table-cell office:value-type="float" office:value="0.01868309" calcext:value-type="float">
            <text:p>0.018683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29858" calcext:value-type="float">
            <text:p>0.9629858</text:p>
          </table:table-cell>
          <table:table-cell office:value-type="float" office:value="0.00336275" calcext:value-type="float">
            <text:p>0.00336275</text:p>
          </table:table-cell>
          <table:table-cell office:value-type="float" office:value="0.02726919" calcext:value-type="float">
            <text:p>0.02726919</text:p>
          </table:table-cell>
          <table:table-cell office:value-type="float" office:value="0.00638225" calcext:value-type="float">
            <text:p>0.00638225</text:p>
          </table:table-cell>
          <table:table-cell office:value-type="float" office:value="0.00429518" calcext:value-type="float">
            <text:p>0.00429518</text:p>
          </table:table-cell>
          <table:table-cell office:value-type="float" office:value="0.98025977" calcext:value-type="float">
            <text:p>0.98025977</text:p>
          </table:table-cell>
          <table:table-cell office:value-type="float" office:value="0.00004258" calcext:value-type="float">
            <text:p>4.258E-05</text:p>
          </table:table-cell>
          <table:table-cell office:value-type="float" office:value="0.01540247" calcext:value-type="float">
            <text:p>0.01540247</text:p>
          </table:table-cell>
          <table:table-cell office:value-type="float" office:value="0.00359146" calcext:value-type="float">
            <text:p>0.00359146</text:p>
          </table:table-cell>
          <table:table-cell office:value-type="float" office:value="0.00005206" calcext:value-type="float">
            <text:p>5.206E-05</text:p>
          </table:table-cell>
          <table:table-cell office:value-type="float" office:value="0.97661446" calcext:value-type="float">
            <text:p>0.97661446</text:p>
          </table:table-cell>
          <table:table-cell office:value-type="float" office:value="0.01974202" calcext:value-type="float">
            <text:p>0.019742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947858" calcext:value-type="float">
            <text:p>0.95947858</text:p>
          </table:table-cell>
          <table:table-cell office:value-type="float" office:value="0.00347865" calcext:value-type="float">
            <text:p>0.00347865</text:p>
          </table:table-cell>
          <table:table-cell office:value-type="float" office:value="0.02967618" calcext:value-type="float">
            <text:p>0.02967618</text:p>
          </table:table-cell>
          <table:table-cell office:value-type="float" office:value="0.00736659" calcext:value-type="float">
            <text:p>0.00736659</text:p>
          </table:table-cell>
          <table:table-cell office:value-type="float" office:value="0.00413023" calcext:value-type="float">
            <text:p>0.00413023</text:p>
          </table:table-cell>
          <table:table-cell office:value-type="float" office:value="0.97866727" calcext:value-type="float">
            <text:p>0.97866727</text:p>
          </table:table-cell>
          <table:table-cell office:value-type="float" office:value="0.00004473" calcext:value-type="float">
            <text:p>4.473E-05</text:p>
          </table:table-cell>
          <table:table-cell office:value-type="float" office:value="0.01715777" calcext:value-type="float">
            <text:p>0.01715777</text:p>
          </table:table-cell>
          <table:table-cell office:value-type="float" office:value="0.00328522" calcext:value-type="float">
            <text:p>0.00328522</text:p>
          </table:table-cell>
          <table:table-cell office:value-type="float" office:value="0.00004945" calcext:value-type="float">
            <text:p>4.945E-05</text:p>
          </table:table-cell>
          <table:table-cell office:value-type="float" office:value="0.97574533" calcext:value-type="float">
            <text:p>0.97574533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564072" calcext:value-type="float">
            <text:p>0.95564072</text:p>
          </table:table-cell>
          <table:table-cell office:value-type="float" office:value="0.00360435" calcext:value-type="float">
            <text:p>0.00360435</text:p>
          </table:table-cell>
          <table:table-cell office:value-type="float" office:value="0.03224117" calcext:value-type="float">
            <text:p>0.03224117</text:p>
          </table:table-cell>
          <table:table-cell office:value-type="float" office:value="0.00851376" calcext:value-type="float">
            <text:p>0.00851376</text:p>
          </table:table-cell>
          <table:table-cell office:value-type="float" office:value="0.00396303" calcext:value-type="float">
            <text:p>0.00396303</text:p>
          </table:table-cell>
          <table:table-cell office:value-type="float" office:value="0.97688681" calcext:value-type="float">
            <text:p>0.97688681</text:p>
          </table:table-cell>
          <table:table-cell office:value-type="float" office:value="0.00004681" calcext:value-type="float">
            <text:p>4.681E-05</text:p>
          </table:table-cell>
          <table:table-cell office:value-type="float" office:value="0.01910335" calcext:value-type="float">
            <text:p>0.01910335</text:p>
          </table:table-cell>
          <table:table-cell office:value-type="float" office:value="0.00300858" calcext:value-type="float">
            <text:p>0.00300858</text:p>
          </table:table-cell>
          <table:table-cell office:value-type="float" office:value="0.00004711" calcext:value-type="float">
            <text:p>4.711E-05</text:p>
          </table:table-cell>
          <table:table-cell office:value-type="float" office:value="0.97471354" calcext:value-type="float">
            <text:p>0.97471354</text:p>
          </table:table-cell>
          <table:table-cell office:value-type="float" office:value="0.02223077" calcext:value-type="float">
            <text:p>0.022230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144012" calcext:value-type="float">
            <text:p>0.95144012</text:p>
          </table:table-cell>
          <table:table-cell office:value-type="float" office:value="0.00374046" calcext:value-type="float">
            <text:p>0.00374046</text:p>
          </table:table-cell>
          <table:table-cell office:value-type="float" office:value="0.03496746" calcext:value-type="float">
            <text:p>0.03496746</text:p>
          </table:table-cell>
          <table:table-cell office:value-type="float" office:value="0.00985196" calcext:value-type="float">
            <text:p>0.00985196</text:p>
          </table:table-cell>
          <table:table-cell office:value-type="float" office:value="0.00379429" calcext:value-type="float">
            <text:p>0.00379429</text:p>
          </table:table-cell>
          <table:table-cell office:value-type="float" office:value="0.97489865" calcext:value-type="float">
            <text:p>0.97489865</text:p>
          </table:table-cell>
          <table:table-cell office:value-type="float" office:value="0.00004882" calcext:value-type="float">
            <text:p>4.882E-05</text:p>
          </table:table-cell>
          <table:table-cell office:value-type="float" office:value="0.02125823" calcext:value-type="float">
            <text:p>0.02125823</text:p>
          </table:table-cell>
          <table:table-cell office:value-type="float" office:value="0.0027584" calcext:value-type="float">
            <text:p>0.0027584</text:p>
          </table:table-cell>
          <table:table-cell office:value-type="float" office:value="0.00004502" calcext:value-type="float">
            <text:p>4.502E-05</text:p>
          </table:table-cell>
          <table:table-cell office:value-type="float" office:value="0.97350663" calcext:value-type="float">
            <text:p>0.97350663</text:p>
          </table:table-cell>
          <table:table-cell office:value-type="float" office:value="0.02368995" calcext:value-type="float">
            <text:p>0.023689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684075" calcext:value-type="float">
            <text:p>0.94684075</text:p>
          </table:table-cell>
          <table:table-cell office:value-type="float" office:value="0.00388766" calcext:value-type="float">
            <text:p>0.00388766</text:p>
          </table:table-cell>
          <table:table-cell office:value-type="float" office:value="0.03785725" calcext:value-type="float">
            <text:p>0.03785725</text:p>
          </table:table-cell>
          <table:table-cell office:value-type="float" office:value="0.01141434" calcext:value-type="float">
            <text:p>0.01141434</text:p>
          </table:table-cell>
          <table:table-cell office:value-type="float" office:value="0.00362472" calcext:value-type="float">
            <text:p>0.00362472</text:p>
          </table:table-cell>
          <table:table-cell office:value-type="float" office:value="0.97268149" calcext:value-type="float">
            <text:p>0.97268149</text:p>
          </table:table-cell>
          <table:table-cell office:value-type="float" office:value="0.00005074" calcext:value-type="float">
            <text:p>5.074E-05</text:p>
          </table:table-cell>
          <table:table-cell office:value-type="float" office:value="0.02364305" calcext:value-type="float">
            <text:p>0.02364305</text:p>
          </table:table-cell>
          <table:table-cell office:value-type="float" office:value="0.00253188" calcext:value-type="float">
            <text:p>0.00253188</text:p>
          </table:table-cell>
          <table:table-cell office:value-type="float" office:value="0.00004316" calcext:value-type="float">
            <text:p>4.316E-05</text:p>
          </table:table-cell>
          <table:table-cell office:value-type="float" office:value="0.97210962" calcext:value-type="float">
            <text:p>0.97210962</text:p>
          </table:table-cell>
          <table:table-cell office:value-type="float" office:value="0.02531534" calcext:value-type="float">
            <text:p>0.025315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180207" calcext:value-type="float">
            <text:p>0.94180207</text:p>
          </table:table-cell>
          <table:table-cell office:value-type="float" office:value="0.00404664" calcext:value-type="float">
            <text:p>0.00404664</text:p>
          </table:table-cell>
          <table:table-cell office:value-type="float" office:value="0.04091139" calcext:value-type="float">
            <text:p>0.04091139</text:p>
          </table:table-cell>
          <table:table-cell office:value-type="float" office:value="0.0132399" calcext:value-type="float">
            <text:p>0.0132399</text:p>
          </table:table-cell>
          <table:table-cell office:value-type="float" office:value="0.00345499" calcext:value-type="float">
            <text:p>0.00345499</text:p>
          </table:table-cell>
          <table:table-cell office:value-type="float" office:value="0.97021233" calcext:value-type="float">
            <text:p>0.97021233</text:p>
          </table:table-cell>
          <table:table-cell office:value-type="float" office:value="0.00005255" calcext:value-type="float">
            <text:p>5.255E-05</text:p>
          </table:table-cell>
          <table:table-cell office:value-type="float" office:value="0.02628013" calcext:value-type="float">
            <text:p>0.02628013</text:p>
          </table:table-cell>
          <table:table-cell office:value-type="float" office:value="0.00232656" calcext:value-type="float">
            <text:p>0.00232656</text:p>
          </table:table-cell>
          <table:table-cell office:value-type="float" office:value="0.0000415" calcext:value-type="float">
            <text:p>4.15E-05</text:p>
          </table:table-cell>
          <table:table-cell office:value-type="float" office:value="0.97050475" calcext:value-type="float">
            <text:p>0.97050475</text:p>
          </table:table-cell>
          <table:table-cell office:value-type="float" office:value="0.02712719" calcext:value-type="float">
            <text:p>0.027127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3627832" calcext:value-type="float">
            <text:p>0.93627832</text:p>
          </table:table-cell>
          <table:table-cell office:value-type="float" office:value="0.00421812" calcext:value-type="float">
            <text:p>0.00421812</text:p>
          </table:table-cell>
          <table:table-cell office:value-type="float" office:value="0.04412911" calcext:value-type="float">
            <text:p>0.04412911</text:p>
          </table:table-cell>
          <table:table-cell office:value-type="float" office:value="0.01537445" calcext:value-type="float">
            <text:p>0.01537445</text:p>
          </table:table-cell>
          <table:table-cell office:value-type="float" office:value="0.00328577" calcext:value-type="float">
            <text:p>0.00328577</text:p>
          </table:table-cell>
          <table:table-cell office:value-type="float" office:value="0.96746643" calcext:value-type="float">
            <text:p>0.96746643</text:p>
          </table:table-cell>
          <table:table-cell office:value-type="float" office:value="0.00005422" calcext:value-type="float">
            <text:p>5.422E-05</text:p>
          </table:table-cell>
          <table:table-cell office:value-type="float" office:value="0.02919358" calcext:value-type="float">
            <text:p>0.02919358</text:p>
          </table:table-cell>
          <table:table-cell office:value-type="float" office:value="0.00214021" calcext:value-type="float">
            <text:p>0.00214021</text:p>
          </table:table-cell>
          <table:table-cell office:value-type="float" office:value="0.00004003" calcext:value-type="float">
            <text:p>4.003E-05</text:p>
          </table:table-cell>
          <table:table-cell office:value-type="float" office:value="0.96867116" calcext:value-type="float">
            <text:p>0.96867116</text:p>
          </table:table-cell>
          <table:table-cell office:value-type="float" office:value="0.0291486" calcext:value-type="float">
            <text:p>0.02914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021776" calcext:value-type="float">
            <text:p>0.93021776</text:p>
          </table:table-cell>
          <table:table-cell office:value-type="float" office:value="0.00440284" calcext:value-type="float">
            <text:p>0.00440284</text:p>
          </table:table-cell>
          <table:table-cell office:value-type="float" office:value="0.04750764" calcext:value-type="float">
            <text:p>0.04750764</text:p>
          </table:table-cell>
          <table:table-cell office:value-type="float" office:value="0.01787177" calcext:value-type="float">
            <text:p>0.01787177</text:p>
          </table:table-cell>
          <table:table-cell office:value-type="float" office:value="0.00311768" calcext:value-type="float">
            <text:p>0.00311768</text:p>
          </table:table-cell>
          <table:table-cell office:value-type="float" office:value="0.96441725" calcext:value-type="float">
            <text:p>0.96441725</text:p>
          </table:table-cell>
          <table:table-cell office:value-type="float" office:value="0.00005575" calcext:value-type="float">
            <text:p>5.575E-05</text:p>
          </table:table-cell>
          <table:table-cell office:value-type="float" office:value="0.03240932" calcext:value-type="float">
            <text:p>0.03240932</text:p>
          </table:table-cell>
          <table:table-cell office:value-type="float" office:value="0.00197089" calcext:value-type="float">
            <text:p>0.00197089</text:p>
          </table:table-cell>
          <table:table-cell office:value-type="float" office:value="0.00003873" calcext:value-type="float">
            <text:p>3.873E-05</text:p>
          </table:table-cell>
          <table:table-cell office:value-type="float" office:value="0.96658453" calcext:value-type="float">
            <text:p>0.96658453</text:p>
          </table:table-cell>
          <table:table-cell office:value-type="float" office:value="0.03140586" calcext:value-type="float">
            <text:p>0.03140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356177" calcext:value-type="float">
            <text:p>0.92356177</text:p>
          </table:table-cell>
          <table:table-cell office:value-type="float" office:value="0.00460155" calcext:value-type="float">
            <text:p>0.00460155</text:p>
          </table:table-cell>
          <table:table-cell office:value-type="float" office:value="0.05104185" calcext:value-type="float">
            <text:p>0.05104185</text:p>
          </table:table-cell>
          <table:table-cell office:value-type="float" office:value="0.02079483" calcext:value-type="float">
            <text:p>0.02079483</text:p>
          </table:table-cell>
          <table:table-cell office:value-type="float" office:value="0.00295132" calcext:value-type="float">
            <text:p>0.00295132</text:p>
          </table:table-cell>
          <table:table-cell office:value-type="float" office:value="0.96103642" calcext:value-type="float">
            <text:p>0.96103642</text:p>
          </table:table-cell>
          <table:table-cell office:value-type="float" office:value="0.00005711" calcext:value-type="float">
            <text:p>5.711E-05</text:p>
          </table:table-cell>
          <table:table-cell office:value-type="float" office:value="0.03595515" calcext:value-type="float">
            <text:p>0.03595515</text:p>
          </table:table-cell>
          <table:table-cell office:value-type="float" office:value="0.00181683" calcext:value-type="float">
            <text:p>0.00181683</text:p>
          </table:table-cell>
          <table:table-cell office:value-type="float" office:value="0.00003758" calcext:value-type="float">
            <text:p>3.758E-05</text:p>
          </table:table-cell>
          <table:table-cell office:value-type="float" office:value="0.96421663" calcext:value-type="float">
            <text:p>0.96421663</text:p>
          </table:table-cell>
          <table:table-cell office:value-type="float" office:value="0.03392896" calcext:value-type="float">
            <text:p>0.033928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1624391" calcext:value-type="float">
            <text:p>0.91624391</text:p>
          </table:table-cell>
          <table:table-cell office:value-type="float" office:value="0.00481499" calcext:value-type="float">
            <text:p>0.00481499</text:p>
          </table:table-cell>
          <table:table-cell office:value-type="float" office:value="0.05472379" calcext:value-type="float">
            <text:p>0.05472379</text:p>
          </table:table-cell>
          <table:table-cell office:value-type="float" office:value="0.0242173" calcext:value-type="float">
            <text:p>0.0242173</text:p>
          </table:table-cell>
          <table:table-cell office:value-type="float" office:value="0.00278725" calcext:value-type="float">
            <text:p>0.00278725</text:p>
          </table:table-cell>
          <table:table-cell office:value-type="float" office:value="0.95729371" calcext:value-type="float">
            <text:p>0.95729371</text:p>
          </table:table-cell>
          <table:table-cell office:value-type="float" office:value="0.00005829" calcext:value-type="float">
            <text:p>5.829E-05</text:p>
          </table:table-cell>
          <table:table-cell office:value-type="float" office:value="0.03986076" calcext:value-type="float">
            <text:p>0.03986076</text:p>
          </table:table-cell>
          <table:table-cell office:value-type="float" office:value="0.00167649" calcext:value-type="float">
            <text:p>0.00167649</text:p>
          </table:table-cell>
          <table:table-cell office:value-type="float" office:value="0.00003657" calcext:value-type="float">
            <text:p>3.657E-05</text:p>
          </table:table-cell>
          <table:table-cell office:value-type="float" office:value="0.9615349" calcext:value-type="float">
            <text:p>0.9615349</text:p>
          </table:table-cell>
          <table:table-cell office:value-type="float" office:value="0.03675204" calcext:value-type="float">
            <text:p>0.036752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818892" calcext:value-type="float">
            <text:p>0.90818892</text:p>
          </table:table-cell>
          <table:table-cell office:value-type="float" office:value="0.00504385" calcext:value-type="float">
            <text:p>0.00504385</text:p>
          </table:table-cell>
          <table:table-cell office:value-type="float" office:value="0.05854219" calcext:value-type="float">
            <text:p>0.05854219</text:p>
          </table:table-cell>
          <table:table-cell office:value-type="float" office:value="0.02822503" calcext:value-type="float">
            <text:p>0.02822503</text:p>
          </table:table-cell>
          <table:table-cell office:value-type="float" office:value="0.00262599" calcext:value-type="float">
            <text:p>0.00262599</text:p>
          </table:table-cell>
          <table:table-cell office:value-type="float" office:value="0.95315701" calcext:value-type="float">
            <text:p>0.95315701</text:p>
          </table:table-cell>
          <table:table-cell office:value-type="float" office:value="0.00005927" calcext:value-type="float">
            <text:p>5.927E-05</text:p>
          </table:table-cell>
          <table:table-cell office:value-type="float" office:value="0.04415773" calcext:value-type="float">
            <text:p>0.04415773</text:p>
          </table:table-cell>
          <table:table-cell office:value-type="float" office:value="0.00154846" calcext:value-type="float">
            <text:p>0.00154846</text:p>
          </table:table-cell>
          <table:table-cell office:value-type="float" office:value="0.0000357" calcext:value-type="float">
            <text:p>3.57E-05</text:p>
          </table:table-cell>
          <table:table-cell office:value-type="float" office:value="0.95850184" calcext:value-type="float">
            <text:p>0.95850184</text:p>
          </table:table-cell>
          <table:table-cell office:value-type="float" office:value="0.039914" calcext:value-type="float">
            <text:p>0.0399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9931163" calcext:value-type="float">
            <text:p>0.89931163</text:p>
          </table:table-cell>
          <table:table-cell office:value-type="float" office:value="0.00528876" calcext:value-type="float">
            <text:p>0.00528876</text:p>
          </table:table-cell>
          <table:table-cell office:value-type="float" office:value="0.06248183" calcext:value-type="float">
            <text:p>0.06248183</text:p>
          </table:table-cell>
          <table:table-cell office:value-type="float" office:value="0.03291778" calcext:value-type="float">
            <text:p>0.03291778</text:p>
          </table:table-cell>
          <table:table-cell office:value-type="float" office:value="0.00246803" calcext:value-type="float">
            <text:p>0.00246803</text:p>
          </table:table-cell>
          <table:table-cell office:value-type="float" office:value="0.94859244" calcext:value-type="float">
            <text:p>0.94859244</text:p>
          </table:table-cell>
          <table:table-cell office:value-type="float" office:value="0.00006004" calcext:value-type="float">
            <text:p>6.004E-05</text:p>
          </table:table-cell>
          <table:table-cell office:value-type="float" office:value="0.04887949" calcext:value-type="float">
            <text:p>0.04887949</text:p>
          </table:table-cell>
          <table:table-cell office:value-type="float" office:value="0.00143151" calcext:value-type="float">
            <text:p>0.00143151</text:p>
          </table:table-cell>
          <table:table-cell office:value-type="float" office:value="0.00003495" calcext:value-type="float">
            <text:p>3.495E-05</text:p>
          </table:table-cell>
          <table:table-cell office:value-type="float" office:value="0.95507443" calcext:value-type="float">
            <text:p>0.95507443</text:p>
          </table:table-cell>
          <table:table-cell office:value-type="float" office:value="0.04345911" calcext:value-type="float">
            <text:p>0.043459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8951598" calcext:value-type="float">
            <text:p>0.88951598</text:p>
          </table:table-cell>
          <table:table-cell office:value-type="float" office:value="0.00555022" calcext:value-type="float">
            <text:p>0.00555022</text:p>
          </table:table-cell>
          <table:table-cell office:value-type="float" office:value="0.06652288" calcext:value-type="float">
            <text:p>0.06652288</text:p>
          </table:table-cell>
          <table:table-cell office:value-type="float" office:value="0.03841092" calcext:value-type="float">
            <text:p>0.03841092</text:p>
          </table:table-cell>
          <table:table-cell office:value-type="float" office:value="0.00231382" calcext:value-type="float">
            <text:p>0.00231382</text:p>
          </table:table-cell>
          <table:table-cell office:value-type="float" office:value="0.94356435" calcext:value-type="float">
            <text:p>0.94356435</text:p>
          </table:table-cell>
          <table:table-cell office:value-type="float" office:value="0.00006058" calcext:value-type="float">
            <text:p>6.058E-05</text:p>
          </table:table-cell>
          <table:table-cell office:value-type="float" office:value="0.05406125" calcext:value-type="float">
            <text:p>0.05406125</text:p>
          </table:table-cell>
          <table:table-cell office:value-type="float" office:value="0.00132451" calcext:value-type="float">
            <text:p>0.00132451</text:p>
          </table:table-cell>
          <table:table-cell office:value-type="float" office:value="0.00003431" calcext:value-type="float">
            <text:p>3.431E-05</text:p>
          </table:table-cell>
          <table:table-cell office:value-type="float" office:value="0.95120345" calcext:value-type="float">
            <text:p>0.95120345</text:p>
          </table:table-cell>
          <table:table-cell office:value-type="float" office:value="0.04743773" calcext:value-type="float">
            <text:p>0.047437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869411" calcext:value-type="float">
            <text:p>0.87869411</text:p>
          </table:table-cell>
          <table:table-cell office:value-type="float" office:value="0.00582859" calcext:value-type="float">
            <text:p>0.00582859</text:p>
          </table:table-cell>
          <table:table-cell office:value-type="float" office:value="0.07064018" calcext:value-type="float">
            <text:p>0.07064018</text:p>
          </table:table-cell>
          <table:table-cell office:value-type="float" office:value="0.04483712" calcext:value-type="float">
            <text:p>0.04483712</text:p>
          </table:table-cell>
          <table:table-cell office:value-type="float" office:value="0.00216376" calcext:value-type="float">
            <text:p>0.00216376</text:p>
          </table:table-cell>
          <table:table-cell office:value-type="float" office:value="0.93803549" calcext:value-type="float">
            <text:p>0.93803549</text:p>
          </table:table-cell>
          <table:table-cell office:value-type="float" office:value="0.0000609" calcext:value-type="float">
            <text:p>6.09E-05</text:p>
          </table:table-cell>
          <table:table-cell office:value-type="float" office:value="0.05973985" calcext:value-type="float">
            <text:p>0.05973985</text:p>
          </table:table-cell>
          <table:table-cell office:value-type="float" office:value="0.00122648" calcext:value-type="float">
            <text:p>0.00122648</text:p>
          </table:table-cell>
          <table:table-cell office:value-type="float" office:value="0.00003377" calcext:value-type="float">
            <text:p>3.377E-05</text:p>
          </table:table-cell>
          <table:table-cell office:value-type="float" office:value="0.94683274" calcext:value-type="float">
            <text:p>0.94683274</text:p>
          </table:table-cell>
          <table:table-cell office:value-type="float" office:value="0.05190701" calcext:value-type="float">
            <text:p>0.051907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6672574" calcext:value-type="float">
            <text:p>0.86672574</text:p>
          </table:table-cell>
          <table:table-cell office:value-type="float" office:value="0.00612395" calcext:value-type="float">
            <text:p>0.00612395</text:p>
          </table:table-cell>
          <table:table-cell office:value-type="float" office:value="0.07480241" calcext:value-type="float">
            <text:p>0.07480241</text:p>
          </table:table-cell>
          <table:table-cell office:value-type="float" office:value="0.0523479" calcext:value-type="float">
            <text:p>0.0523479</text:p>
          </table:table-cell>
          <table:table-cell office:value-type="float" office:value="0.00201821" calcext:value-type="float">
            <text:p>0.00201821</text:p>
          </table:table-cell>
          <table:table-cell office:value-type="float" office:value="0.9319672" calcext:value-type="float">
            <text:p>0.9319672</text:p>
          </table:table-cell>
          <table:table-cell office:value-type="float" office:value="0.00006098" calcext:value-type="float">
            <text:p>6.098E-05</text:p>
          </table:table-cell>
          <table:table-cell office:value-type="float" office:value="0.06595361" calcext:value-type="float">
            <text:p>0.06595361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00003334" calcext:value-type="float">
            <text:p>3.334E-05</text:p>
          </table:table-cell>
          <table:table-cell office:value-type="float" office:value="0.94189841" calcext:value-type="float">
            <text:p>0.94189841</text:p>
          </table:table-cell>
          <table:table-cell office:value-type="float" office:value="0.05693175" calcext:value-type="float">
            <text:p>0.056931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347792" calcext:value-type="float">
            <text:p>0.85347792</text:p>
          </table:table-cell>
          <table:table-cell office:value-type="float" office:value="0.00643609" calcext:value-type="float">
            <text:p>0.00643609</text:p>
          </table:table-cell>
          <table:table-cell office:value-type="float" office:value="0.07897126" calcext:value-type="float">
            <text:p>0.07897126</text:p>
          </table:table-cell>
          <table:table-cell office:value-type="float" office:value="0.06111473" calcext:value-type="float">
            <text:p>0.06111473</text:p>
          </table:table-cell>
          <table:table-cell office:value-type="float" office:value="0.00187749" calcext:value-type="float">
            <text:p>0.00187749</text:p>
          </table:table-cell>
          <table:table-cell office:value-type="float" office:value="0.92531962" calcext:value-type="float">
            <text:p>0.92531962</text:p>
          </table:table-cell>
          <table:table-cell office:value-type="float" office:value="0.00006082" calcext:value-type="float">
            <text:p>6.082E-05</text:p>
          </table:table-cell>
          <table:table-cell office:value-type="float" office:value="0.07274207" calcext:value-type="float">
            <text:p>0.07274207</text:p>
          </table:table-cell>
          <table:table-cell office:value-type="float" office:value="0.00105378" calcext:value-type="float">
            <text:p>0.00105378</text:p>
          </table:table-cell>
          <table:table-cell office:value-type="float" office:value="0.00003299" calcext:value-type="float">
            <text:p>3.299E-05</text:p>
          </table:table-cell>
          <table:table-cell office:value-type="float" office:value="0.93632803" calcext:value-type="float">
            <text:p>0.93632803</text:p>
          </table:table-cell>
          <table:table-cell office:value-type="float" office:value="0.0625852" calcext:value-type="float">
            <text:p>0.06258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3880554" calcext:value-type="float">
            <text:p>0.83880554</text:p>
          </table:table-cell>
          <table:table-cell office:value-type="float" office:value="0.00676437" calcext:value-type="float">
            <text:p>0.00676437</text:p>
          </table:table-cell>
          <table:table-cell office:value-type="float" office:value="0.08310056" calcext:value-type="float">
            <text:p>0.08310056</text:p>
          </table:table-cell>
          <table:table-cell office:value-type="float" office:value="0.07132954" calcext:value-type="float">
            <text:p>0.07132954</text:p>
          </table:table-cell>
          <table:table-cell office:value-type="float" office:value="0.00174187" calcext:value-type="float">
            <text:p>0.00174187</text:p>
          </table:table-cell>
          <table:table-cell office:value-type="float" office:value="0.91805207" calcext:value-type="float">
            <text:p>0.91805207</text:p>
          </table:table-cell>
          <table:table-cell office:value-type="float" office:value="0.00006042" calcext:value-type="float">
            <text:p>6.042E-05</text:p>
          </table:table-cell>
          <table:table-cell office:value-type="float" office:value="0.08014564" calcext:value-type="float">
            <text:p>0.08014564</text:p>
          </table:table-cell>
          <table:table-cell office:value-type="float" office:value="0.0009776" calcext:value-type="float">
            <text:p>0.0009776</text:p>
          </table:table-cell>
          <table:table-cell office:value-type="float" office:value="0.00003273" calcext:value-type="float">
            <text:p>3.273E-05</text:p>
          </table:table-cell>
          <table:table-cell office:value-type="float" office:value="0.93003976" calcext:value-type="float">
            <text:p>0.93003976</text:p>
          </table:table-cell>
          <table:table-cell office:value-type="float" office:value="0.06894992" calcext:value-type="float">
            <text:p>0.068949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2255275" calcext:value-type="float">
            <text:p>0.82255275</text:p>
          </table:table-cell>
          <table:table-cell office:value-type="float" office:value="0.00710757" calcext:value-type="float">
            <text:p>0.00710757</text:p>
          </table:table-cell>
          <table:table-cell office:value-type="float" office:value="0.08713555" calcext:value-type="float">
            <text:p>0.08713555</text:p>
          </table:table-cell>
          <table:table-cell office:value-type="float" office:value="0.08320413" calcext:value-type="float">
            <text:p>0.08320413</text:p>
          </table:table-cell>
          <table:table-cell office:value-type="float" office:value="0.0016116" calcext:value-type="float">
            <text:p>0.0016116</text:p>
          </table:table-cell>
          <table:table-cell office:value-type="float" office:value="0.91012339" calcext:value-type="float">
            <text:p>0.91012339</text:p>
          </table:table-cell>
          <table:table-cell office:value-type="float" office:value="0.00005977" calcext:value-type="float">
            <text:p>5.977E-05</text:p>
          </table:table-cell>
          <table:table-cell office:value-type="float" office:value="0.08820524" calcext:value-type="float">
            <text:p>0.08820524</text:p>
          </table:table-cell>
          <table:table-cell office:value-type="float" office:value="0.00090728" calcext:value-type="float">
            <text:p>0.00090728</text:p>
          </table:table-cell>
          <table:table-cell office:value-type="float" office:value="0.00003255" calcext:value-type="float">
            <text:p>3.255E-05</text:p>
          </table:table-cell>
          <table:table-cell office:value-type="float" office:value="0.92294161" calcext:value-type="float">
            <text:p>0.92294161</text:p>
          </table:table-cell>
          <table:table-cell office:value-type="float" office:value="0.07611856" calcext:value-type="float">
            <text:p>0.076118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0455587" calcext:value-type="float">
            <text:p>0.80455587</text:p>
          </table:table-cell>
          <table:table-cell office:value-type="float" office:value="0.00746381" calcext:value-type="float">
            <text:p>0.00746381</text:p>
          </table:table-cell>
          <table:table-cell office:value-type="float" office:value="0.09101223" calcext:value-type="float">
            <text:p>0.09101223</text:p>
          </table:table-cell>
          <table:table-cell office:value-type="float" office:value="0.09696809" calcext:value-type="float">
            <text:p>0.09696809</text:p>
          </table:table-cell>
          <table:table-cell office:value-type="float" office:value="0.00148687" calcext:value-type="float">
            <text:p>0.00148687</text:p>
          </table:table-cell>
          <table:table-cell office:value-type="float" office:value="0.90149248" calcext:value-type="float">
            <text:p>0.90149248</text:p>
          </table:table-cell>
          <table:table-cell office:value-type="float" office:value="0.00005889" calcext:value-type="float">
            <text:p>5.889E-05</text:p>
          </table:table-cell>
          <table:table-cell office:value-type="float" office:value="0.09696177" calcext:value-type="float">
            <text:p>0.09696177</text:p>
          </table:table-cell>
          <table:table-cell office:value-type="float" office:value="0.00084226" calcext:value-type="float">
            <text:p>0.00084226</text:p>
          </table:table-cell>
          <table:table-cell office:value-type="float" office:value="0.00003244" calcext:value-type="float">
            <text:p>3.244E-05</text:p>
          </table:table-cell>
          <table:table-cell office:value-type="float" office:value="0.91493074" calcext:value-type="float">
            <text:p>0.91493074</text:p>
          </table:table-cell>
          <table:table-cell office:value-type="float" office:value="0.08419456" calcext:value-type="float">
            <text:p>0.084194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8464796" calcext:value-type="float">
            <text:p>0.78464796</text:p>
          </table:table-cell>
          <table:table-cell office:value-type="float" office:value="0.00783037" calcext:value-type="float">
            <text:p>0.00783037</text:p>
          </table:table-cell>
          <table:table-cell office:value-type="float" office:value="0.09465715" calcext:value-type="float">
            <text:p>0.09465715</text:p>
          </table:table-cell>
          <table:table-cell office:value-type="float" office:value="0.11286452" calcext:value-type="float">
            <text:p>0.11286452</text:p>
          </table:table-cell>
          <table:table-cell office:value-type="float" office:value="0.00136782" calcext:value-type="float">
            <text:p>0.00136782</text:p>
          </table:table-cell>
          <table:table-cell office:value-type="float" office:value="0.89211887" calcext:value-type="float">
            <text:p>0.89211887</text:p>
          </table:table-cell>
          <table:table-cell office:value-type="float" office:value="0.00005777" calcext:value-type="float">
            <text:p>5.777E-05</text:p>
          </table:table-cell>
          <table:table-cell office:value-type="float" office:value="0.10645553" calcext:value-type="float">
            <text:p>0.10645553</text:p>
          </table:table-cell>
          <table:table-cell office:value-type="float" office:value="0.00078199" calcext:value-type="float">
            <text:p>0.00078199</text:p>
          </table:table-cell>
          <table:table-cell office:value-type="float" office:value="0.0000324" calcext:value-type="float">
            <text:p>3.24E-05</text:p>
          </table:table-cell>
          <table:table-cell office:value-type="float" office:value="0.90589291" calcext:value-type="float">
            <text:p>0.90589291</text:p>
          </table:table-cell>
          <table:table-cell office:value-type="float" office:value="0.0932927" calcext:value-type="float">
            <text:p>0.09329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6266586" calcext:value-type="float">
            <text:p>0.76266586</text:p>
          </table:table-cell>
          <table:table-cell office:value-type="float" office:value="0.00820352" calcext:value-type="float">
            <text:p>0.00820352</text:p>
          </table:table-cell>
          <table:table-cell office:value-type="float" office:value="0.09798755" calcext:value-type="float">
            <text:p>0.09798755</text:p>
          </table:table-cell>
          <table:table-cell office:value-type="float" office:value="0.13114307" calcext:value-type="float">
            <text:p>0.13114307</text:p>
          </table:table-cell>
          <table:table-cell office:value-type="float" office:value="0.00125458" calcext:value-type="float">
            <text:p>0.00125458</text:p>
          </table:table-cell>
          <table:table-cell office:value-type="float" office:value="0.88196341" calcext:value-type="float">
            <text:p>0.88196341</text:p>
          </table:table-cell>
          <table:table-cell office:value-type="float" office:value="0.00005644" calcext:value-type="float">
            <text:p>5.644E-05</text:p>
          </table:table-cell>
          <table:table-cell office:value-type="float" office:value="0.11672557" calcext:value-type="float">
            <text:p>0.11672557</text:p>
          </table:table-cell>
          <table:table-cell office:value-type="float" office:value="0.00072598" calcext:value-type="float">
            <text:p>0.00072598</text:p>
          </table:table-cell>
          <table:table-cell office:value-type="float" office:value="0.00003242" calcext:value-type="float">
            <text:p>3.242E-05</text:p>
          </table:table-cell>
          <table:table-cell office:value-type="float" office:value="0.89570236" calcext:value-type="float">
            <text:p>0.89570236</text:p>
          </table:table-cell>
          <table:table-cell office:value-type="float" office:value="0.10353924" calcext:value-type="float">
            <text:p>0.103539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845975" calcext:value-type="float">
            <text:p>0.73845975</text:p>
          </table:table-cell>
          <table:table-cell office:value-type="float" office:value="0.00857841" calcext:value-type="float">
            <text:p>0.00857841</text:p>
          </table:table-cell>
          <table:table-cell office:value-type="float" office:value="0.10091239" calcext:value-type="float">
            <text:p>0.10091239</text:p>
          </table:table-cell>
          <table:table-cell office:value-type="float" office:value="0.15204944" calcext:value-type="float">
            <text:p>0.15204944</text:p>
          </table:table-cell>
          <table:table-cell office:value-type="float" office:value="0.00114722" calcext:value-type="float">
            <text:p>0.00114722</text:p>
          </table:table-cell>
          <table:table-cell office:value-type="float" office:value="0.87098907" calcext:value-type="float">
            <text:p>0.87098907</text:p>
          </table:table-cell>
          <table:table-cell office:value-type="float" office:value="0.00005489" calcext:value-type="float">
            <text:p>5.489E-05</text:p>
          </table:table-cell>
          <table:table-cell office:value-type="float" office:value="0.12780882" calcext:value-type="float">
            <text:p>0.12780882</text:p>
          </table:table-cell>
          <table:table-cell office:value-type="float" office:value="0.00067382" calcext:value-type="float">
            <text:p>0.00067382</text:p>
          </table:table-cell>
          <table:table-cell office:value-type="float" office:value="0.0000325" calcext:value-type="float">
            <text:p>3.25E-05</text:p>
          </table:table-cell>
          <table:table-cell office:value-type="float" office:value="0.88422201" calcext:value-type="float">
            <text:p>0.88422201</text:p>
          </table:table-cell>
          <table:table-cell office:value-type="float" office:value="0.11507168" calcext:value-type="float">
            <text:p>0.115071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1190581" calcext:value-type="float">
            <text:p>0.71190581</text:p>
          </table:table-cell>
          <table:table-cell office:value-type="float" office:value="0.00894896" calcext:value-type="float">
            <text:p>0.00894896</text:p>
          </table:table-cell>
          <table:table-cell office:value-type="float" office:value="0.10333426" calcext:value-type="float">
            <text:p>0.10333426</text:p>
          </table:table-cell>
          <table:table-cell office:value-type="float" office:value="0.17581097" calcext:value-type="float">
            <text:p>0.17581097</text:p>
          </table:table-cell>
          <table:table-cell office:value-type="float" office:value="0.00104578" calcext:value-type="float">
            <text:p>0.00104578</text:p>
          </table:table-cell>
          <table:table-cell office:value-type="float" office:value="0.85916177" calcext:value-type="float">
            <text:p>0.85916177</text:p>
          </table:table-cell>
          <table:table-cell office:value-type="float" office:value="0.00005315" calcext:value-type="float">
            <text:p>5.315E-05</text:p>
          </table:table-cell>
          <table:table-cell office:value-type="float" office:value="0.1397393" calcext:value-type="float">
            <text:p>0.1397393</text:p>
          </table:table-cell>
          <table:table-cell office:value-type="float" office:value="0.0006251" calcext:value-type="float">
            <text:p>0.0006251</text:p>
          </table:table-cell>
          <table:table-cell office:value-type="float" office:value="0.00003262" calcext:value-type="float">
            <text:p>3.262E-05</text:p>
          </table:table-cell>
          <table:table-cell office:value-type="float" office:value="0.87130443" calcext:value-type="float">
            <text:p>0.87130443</text:p>
          </table:table-cell>
          <table:table-cell office:value-type="float" office:value="0.12803785" calcext:value-type="float">
            <text:p>0.128037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292159" calcext:value-type="float">
            <text:p>0.68292159</text:p>
          </table:table-cell>
          <table:table-cell office:value-type="float" office:value="0.00930779" calcext:value-type="float">
            <text:p>0.00930779</text:p>
          </table:table-cell>
          <table:table-cell office:value-type="float" office:value="0.10515254" calcext:value-type="float">
            <text:p>0.10515254</text:p>
          </table:table-cell>
          <table:table-cell office:value-type="float" office:value="0.20261808" calcext:value-type="float">
            <text:p>0.20261808</text:p>
          </table:table-cell>
          <table:table-cell office:value-type="float" office:value="0.00095026" calcext:value-type="float">
            <text:p>0.00095026</text:p>
          </table:table-cell>
          <table:table-cell office:value-type="float" office:value="0.84645141" calcext:value-type="float">
            <text:p>0.84645141</text:p>
          </table:table-cell>
          <table:table-cell office:value-type="float" office:value="0.00005123" calcext:value-type="float">
            <text:p>5.123E-05</text:p>
          </table:table-cell>
          <table:table-cell office:value-type="float" office:value="0.1525471" calcext:value-type="float">
            <text:p>0.1525471</text:p>
          </table:table-cell>
          <table:table-cell office:value-type="float" office:value="0.00057947" calcext:value-type="float">
            <text:p>0.00057947</text:p>
          </table:table-cell>
          <table:table-cell office:value-type="float" office:value="0.00003279" calcext:value-type="float">
            <text:p>3.279E-05</text:p>
          </table:table-cell>
          <table:table-cell office:value-type="float" office:value="0.85679367" calcext:value-type="float">
            <text:p>0.85679367</text:p>
          </table:table-cell>
          <table:table-cell office:value-type="float" office:value="0.14259407" calcext:value-type="float">
            <text:p>0.142594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148373" calcext:value-type="float">
            <text:p>0.65148373</text:p>
          </table:table-cell>
          <table:table-cell office:value-type="float" office:value="0.0096463" calcext:value-type="float">
            <text:p>0.0096463</text:p>
          </table:table-cell>
          <table:table-cell office:value-type="float" office:value="0.10626804" calcext:value-type="float">
            <text:p>0.10626804</text:p>
          </table:table-cell>
          <table:table-cell office:value-type="float" office:value="0.23260194" calcext:value-type="float">
            <text:p>0.23260194</text:p>
          </table:table-cell>
          <table:table-cell office:value-type="float" office:value="0.00086063" calcext:value-type="float">
            <text:p>0.00086063</text:p>
          </table:table-cell>
          <table:table-cell office:value-type="float" office:value="0.83283286" calcext:value-type="float">
            <text:p>0.83283286</text:p>
          </table:table-cell>
          <table:table-cell office:value-type="float" office:value="0.00004915" calcext:value-type="float">
            <text:p>4.915E-05</text:p>
          </table:table-cell>
          <table:table-cell office:value-type="float" office:value="0.16625736" calcext:value-type="float">
            <text:p>0.16625736</text:p>
          </table:table-cell>
          <table:table-cell office:value-type="float" office:value="0.0005366" calcext:value-type="float">
            <text:p>0.0005366</text:p>
          </table:table-cell>
          <table:table-cell office:value-type="float" office:value="0.00003298" calcext:value-type="float">
            <text:p>3.298E-05</text:p>
          </table:table-cell>
          <table:table-cell office:value-type="float" office:value="0.84052826" calcext:value-type="float">
            <text:p>0.84052826</text:p>
          </table:table-cell>
          <table:table-cell office:value-type="float" office:value="0.15890215" calcext:value-type="float">
            <text:p>0.158902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764657" calcext:value-type="float">
            <text:p>0.61764657</text:p>
          </table:table-cell>
          <table:table-cell office:value-type="float" office:value="0.00995484" calcext:value-type="float">
            <text:p>0.00995484</text:p>
          </table:table-cell>
          <table:table-cell office:value-type="float" office:value="0.10658898" calcext:value-type="float">
            <text:p>0.10658898</text:p>
          </table:table-cell>
          <table:table-cell office:value-type="float" office:value="0.26580961" calcext:value-type="float">
            <text:p>0.26580961</text:p>
          </table:table-cell>
          <table:table-cell office:value-type="float" office:value="0.00077683" calcext:value-type="float">
            <text:p>0.00077683</text:p>
          </table:table-cell>
          <table:table-cell office:value-type="float" office:value="0.81828704" calcext:value-type="float">
            <text:p>0.81828704</text:p>
          </table:table-cell>
          <table:table-cell office:value-type="float" office:value="0.00004694" calcext:value-type="float">
            <text:p>4.694E-05</text:p>
          </table:table-cell>
          <table:table-cell office:value-type="float" office:value="0.18088919" calcext:value-type="float">
            <text:p>0.18088919</text:p>
          </table:table-cell>
          <table:table-cell office:value-type="float" office:value="0.00049623" calcext:value-type="float">
            <text:p>0.00049623</text:p>
          </table:table-cell>
          <table:table-cell office:value-type="float" office:value="0.0000332" calcext:value-type="float">
            <text:p>3.32E-05</text:p>
          </table:table-cell>
          <table:table-cell office:value-type="float" office:value="0.82234569" calcext:value-type="float">
            <text:p>0.82234569</text:p>
          </table:table-cell>
          <table:table-cell office:value-type="float" office:value="0.17712488" calcext:value-type="float">
            <text:p>0.177124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155964" calcext:value-type="float">
            <text:p>0.58155964</text:p>
          </table:table-cell>
          <table:table-cell office:value-type="float" office:value="0.01022306" calcext:value-type="float">
            <text:p>0.01022306</text:p>
          </table:table-cell>
          <table:table-cell office:value-type="float" office:value="0.10603831" calcext:value-type="float">
            <text:p>0.10603831</text:p>
          </table:table-cell>
          <table:table-cell office:value-type="float" office:value="0.302179" calcext:value-type="float">
            <text:p>0.302179</text:p>
          </table:table-cell>
          <table:table-cell office:value-type="float" office:value="0.00069877" calcext:value-type="float">
            <text:p>0.00069877</text:p>
          </table:table-cell>
          <table:table-cell office:value-type="float" office:value="0.80280206" calcext:value-type="float">
            <text:p>0.80280206</text:p>
          </table:table-cell>
          <table:table-cell office:value-type="float" office:value="0.00004461" calcext:value-type="float">
            <text:p>4.461E-05</text:p>
          </table:table-cell>
          <table:table-cell office:value-type="float" office:value="0.19645456" calcext:value-type="float">
            <text:p>0.19645456</text:p>
          </table:table-cell>
          <table:table-cell office:value-type="float" office:value="0.00045809" calcext:value-type="float">
            <text:p>0.00045809</text:p>
          </table:table-cell>
          <table:table-cell office:value-type="float" office:value="0.00003343" calcext:value-type="float">
            <text:p>3.343E-05</text:p>
          </table:table-cell>
          <table:table-cell office:value-type="float" office:value="0.80208869" calcext:value-type="float">
            <text:p>0.80208869</text:p>
          </table:table-cell>
          <table:table-cell office:value-type="float" office:value="0.19741978" calcext:value-type="float">
            <text:p>0.197419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4348101" calcext:value-type="float">
            <text:p>0.54348101</text:p>
          </table:table-cell>
          <table:table-cell office:value-type="float" office:value="0.01044046" calcext:value-type="float">
            <text:p>0.01044046</text:p>
          </table:table-cell>
          <table:table-cell office:value-type="float" office:value="0.10456159" calcext:value-type="float">
            <text:p>0.10456159</text:p>
          </table:table-cell>
          <table:table-cell office:value-type="float" office:value="0.34151694" calcext:value-type="float">
            <text:p>0.34151694</text:p>
          </table:table-cell>
          <table:table-cell office:value-type="float" office:value="0.00062634" calcext:value-type="float">
            <text:p>0.00062634</text:p>
          </table:table-cell>
          <table:table-cell office:value-type="float" office:value="0.78637423" calcext:value-type="float">
            <text:p>0.78637423</text:p>
          </table:table-cell>
          <table:table-cell office:value-type="float" office:value="0.00004219" calcext:value-type="float">
            <text:p>4.219E-05</text:p>
          </table:table-cell>
          <table:table-cell office:value-type="float" office:value="0.21295724" calcext:value-type="float">
            <text:p>0.21295724</text:p>
          </table:table-cell>
          <table:table-cell office:value-type="float" office:value="0.00042198" calcext:value-type="float">
            <text:p>0.00042198</text:p>
          </table:table-cell>
          <table:table-cell office:value-type="float" office:value="0.00003365" calcext:value-type="float">
            <text:p>3.365E-05</text:p>
          </table:table-cell>
          <table:table-cell office:value-type="float" office:value="0.77961349" calcext:value-type="float">
            <text:p>0.77961349</text:p>
          </table:table-cell>
          <table:table-cell office:value-type="float" office:value="0.21993088" calcext:value-type="float">
            <text:p>0.219930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0378341" calcext:value-type="float">
            <text:p>0.50378341</text:p>
          </table:table-cell>
          <table:table-cell office:value-type="float" office:value="0.010597" calcext:value-type="float">
            <text:p>0.010597</text:p>
          </table:table-cell>
          <table:table-cell office:value-type="float" office:value="0.10213485" calcext:value-type="float">
            <text:p>0.10213485</text:p>
          </table:table-cell>
          <table:table-cell office:value-type="float" office:value="0.38348473" calcext:value-type="float">
            <text:p>0.38348473</text:p>
          </table:table-cell>
          <table:table-cell office:value-type="float" office:value="0.00055938" calcext:value-type="float">
            <text:p>0.00055938</text:p>
          </table:table-cell>
          <table:table-cell office:value-type="float" office:value="0.76900916" calcext:value-type="float">
            <text:p>0.76900916</text:p>
          </table:table-cell>
          <table:table-cell office:value-type="float" office:value="0.00003971" calcext:value-type="float">
            <text:p>3.971E-05</text:p>
          </table:table-cell>
          <table:table-cell office:value-type="float" office:value="0.23039176" calcext:value-type="float">
            <text:p>0.23039176</text:p>
          </table:table-cell>
          <table:table-cell office:value-type="float" office:value="0.00038771" calcext:value-type="float">
            <text:p>0.00038771</text:p>
          </table:table-cell>
          <table:table-cell office:value-type="float" office:value="0.00003386" calcext:value-type="float">
            <text:p>3.386E-05</text:p>
          </table:table-cell>
          <table:table-cell office:value-type="float" office:value="0.75480016" calcext:value-type="float">
            <text:p>0.75480016</text:p>
          </table:table-cell>
          <table:table-cell office:value-type="float" office:value="0.24477828" calcext:value-type="float">
            <text:p>0.244778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6294977" calcext:value-type="float">
            <text:p>0.46294977</text:p>
          </table:table-cell>
          <table:table-cell office:value-type="float" office:value="0.01068397" calcext:value-type="float">
            <text:p>0.01068397</text:p>
          </table:table-cell>
          <table:table-cell office:value-type="float" office:value="0.09877097" calcext:value-type="float">
            <text:p>0.09877097</text:p>
          </table:table-cell>
          <table:table-cell office:value-type="float" office:value="0.42759529" calcext:value-type="float">
            <text:p>0.42759529</text:p>
          </table:table-cell>
          <table:table-cell office:value-type="float" office:value="0.00049773" calcext:value-type="float">
            <text:p>0.00049773</text:p>
          </table:table-cell>
          <table:table-cell office:value-type="float" office:value="0.75072258" calcext:value-type="float">
            <text:p>0.75072258</text:p>
          </table:table-cell>
          <table:table-cell office:value-type="float" office:value="0.00003718" calcext:value-type="float">
            <text:p>3.718E-05</text:p>
          </table:table-cell>
          <table:table-cell office:value-type="float" office:value="0.2487425" calcext:value-type="float">
            <text:p>0.2487425</text:p>
          </table:table-cell>
          <table:table-cell office:value-type="float" office:value="0.00035512" calcext:value-type="float">
            <text:p>0.00035512</text:p>
          </table:table-cell>
          <table:table-cell office:value-type="float" office:value="0.00003402" calcext:value-type="float">
            <text:p>3.402E-05</text:p>
          </table:table-cell>
          <table:table-cell office:value-type="float" office:value="0.72756497" calcext:value-type="float">
            <text:p>0.72756497</text:p>
          </table:table-cell>
          <table:table-cell office:value-type="float" office:value="0.27204589" calcext:value-type="float">
            <text:p>0.272045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2155641" calcext:value-type="float">
            <text:p>0.42155641</text:p>
          </table:table-cell>
          <table:table-cell office:value-type="float" office:value="0.01069473" calcext:value-type="float">
            <text:p>0.01069473</text:p>
          </table:table-cell>
          <table:table-cell office:value-type="float" office:value="0.09452344" calcext:value-type="float">
            <text:p>0.09452344</text:p>
          </table:table-cell>
          <table:table-cell office:value-type="float" office:value="0.47322541" calcext:value-type="float">
            <text:p>0.47322541</text:p>
          </table:table-cell>
          <table:table-cell office:value-type="float" office:value="0.0004412" calcext:value-type="float">
            <text:p>0.0004412</text:p>
          </table:table-cell>
          <table:table-cell office:value-type="float" office:value="0.73154119" calcext:value-type="float">
            <text:p>0.73154119</text:p>
          </table:table-cell>
          <table:table-cell office:value-type="float" office:value="0.00003464" calcext:value-type="float">
            <text:p>3.464E-05</text:p>
          </table:table-cell>
          <table:table-cell office:value-type="float" office:value="0.26798297" calcext:value-type="float">
            <text:p>0.26798297</text:p>
          </table:table-cell>
          <table:table-cell office:value-type="float" office:value="0.00032411" calcext:value-type="float">
            <text:p>0.00032411</text:p>
          </table:table-cell>
          <table:table-cell office:value-type="float" office:value="0.00003414" calcext:value-type="float">
            <text:p>3.414E-05</text:p>
          </table:table-cell>
          <table:table-cell office:value-type="float" office:value="0.69787424" calcext:value-type="float">
            <text:p>0.69787424</text:p>
          </table:table-cell>
          <table:table-cell office:value-type="float" office:value="0.30176752" calcext:value-type="float">
            <text:p>0.30176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024373" calcext:value-type="float">
            <text:p>0.38024373</text:p>
          </table:table-cell>
          <table:table-cell office:value-type="float" office:value="0.01062545" calcext:value-type="float">
            <text:p>0.01062545</text:p>
          </table:table-cell>
          <table:table-cell office:value-type="float" office:value="0.08948645" calcext:value-type="float">
            <text:p>0.08948645</text:p>
          </table:table-cell>
          <table:table-cell office:value-type="float" office:value="0.51964436" calcext:value-type="float">
            <text:p>0.51964436</text:p>
          </table:table-cell>
          <table:table-cell office:value-type="float" office:value="0.00038959" calcext:value-type="float">
            <text:p>0.00038959</text:p>
          </table:table-cell>
          <table:table-cell office:value-type="float" office:value="0.71150309" calcext:value-type="float">
            <text:p>0.71150309</text:p>
          </table:table-cell>
          <table:table-cell office:value-type="float" office:value="0.0000321" calcext:value-type="float">
            <text:p>3.21E-05</text:p>
          </table:table-cell>
          <table:table-cell office:value-type="float" office:value="0.28807522" calcext:value-type="float">
            <text:p>0.28807522</text:p>
          </table:table-cell>
          <table:table-cell office:value-type="float" office:value="0.00029459" calcext:value-type="float">
            <text:p>0.00029459</text:p>
          </table:table-cell>
          <table:table-cell office:value-type="float" office:value="0.00003417" calcext:value-type="float">
            <text:p>3.417E-05</text:p>
          </table:table-cell>
          <table:table-cell office:value-type="float" office:value="0.66575878" calcext:value-type="float">
            <text:p>0.66575878</text:p>
          </table:table-cell>
          <table:table-cell office:value-type="float" office:value="0.33391245" calcext:value-type="float">
            <text:p>0.333912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3967672" calcext:value-type="float">
            <text:p>0.33967672</text:p>
          </table:table-cell>
          <table:table-cell office:value-type="float" office:value="0.01047558" calcext:value-type="float">
            <text:p>0.01047558</text:p>
          </table:table-cell>
          <table:table-cell office:value-type="float" office:value="0.08379063" calcext:value-type="float">
            <text:p>0.08379063</text:p>
          </table:table-cell>
          <table:table-cell office:value-type="float" office:value="0.56605707" calcext:value-type="float">
            <text:p>0.56605707</text:p>
          </table:table-cell>
          <table:table-cell office:value-type="float" office:value="0.00034266" calcext:value-type="float">
            <text:p>0.00034266</text:p>
          </table:table-cell>
          <table:table-cell office:value-type="float" office:value="0.69065815" calcext:value-type="float">
            <text:p>0.69065815</text:p>
          </table:table-cell>
          <table:table-cell office:value-type="float" office:value="0.00002959" calcext:value-type="float">
            <text:p>2.959E-05</text:p>
          </table:table-cell>
          <table:table-cell office:value-type="float" office:value="0.30896959" calcext:value-type="float">
            <text:p>0.30896959</text:p>
          </table:table-cell>
          <table:table-cell office:value-type="float" office:value="0.00026652" calcext:value-type="float">
            <text:p>0.00026652</text:p>
          </table:table-cell>
          <table:table-cell office:value-type="float" office:value="0.00003412" calcext:value-type="float">
            <text:p>3.412E-05</text:p>
          </table:table-cell>
          <table:table-cell office:value-type="float" office:value="0.6313276" calcext:value-type="float">
            <text:p>0.6313276</text:p>
          </table:table-cell>
          <table:table-cell office:value-type="float" office:value="0.36837176" calcext:value-type="float">
            <text:p>0.368371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050022" calcext:value-type="float">
            <text:p>0.30050022</text:p>
          </table:table-cell>
          <table:table-cell office:value-type="float" office:value="0.01024801" calcext:value-type="float">
            <text:p>0.01024801</text:p>
          </table:table-cell>
          <table:table-cell office:value-type="float" office:value="0.07759468" calcext:value-type="float">
            <text:p>0.07759468</text:p>
          </table:table-cell>
          <table:table-cell office:value-type="float" office:value="0.61165709" calcext:value-type="float">
            <text:p>0.61165709</text:p>
          </table:table-cell>
          <table:table-cell office:value-type="float" office:value="0.00030019" calcext:value-type="float">
            <text:p>0.00030019</text:p>
          </table:table-cell>
          <table:table-cell office:value-type="float" office:value="0.66906792" calcext:value-type="float">
            <text:p>0.66906792</text:p>
          </table:table-cell>
          <table:table-cell office:value-type="float" office:value="0.00002714" calcext:value-type="float">
            <text:p>2.714E-05</text:p>
          </table:table-cell>
          <table:table-cell office:value-type="float" office:value="0.33060475" calcext:value-type="float">
            <text:p>0.33060475</text:p>
          </table:table-cell>
          <table:table-cell office:value-type="float" office:value="0.00023987" calcext:value-type="float">
            <text:p>0.00023987</text:p>
          </table:table-cell>
          <table:table-cell office:value-type="float" office:value="0.00003396" calcext:value-type="float">
            <text:p>3.396E-05</text:p>
          </table:table-cell>
          <table:table-cell office:value-type="float" office:value="0.59477895" calcext:value-type="float">
            <text:p>0.59477895</text:p>
          </table:table-cell>
          <table:table-cell office:value-type="float" office:value="0.40494723" calcext:value-type="float">
            <text:p>0.404947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6329512" calcext:value-type="float">
            <text:p>0.26329512</text:p>
          </table:table-cell>
          <table:table-cell office:value-type="float" office:value="0.00994891" calcext:value-type="float">
            <text:p>0.00994891</text:p>
          </table:table-cell>
          <table:table-cell office:value-type="float" office:value="0.07107395" calcext:value-type="float">
            <text:p>0.07107395</text:p>
          </table:table-cell>
          <table:table-cell office:value-type="float" office:value="0.65568202" calcext:value-type="float">
            <text:p>0.65568202</text:p>
          </table:table-cell>
          <table:table-cell office:value-type="float" office:value="0.00026191" calcext:value-type="float">
            <text:p>0.00026191</text:p>
          </table:table-cell>
          <table:table-cell office:value-type="float" office:value="0.6468053" calcext:value-type="float">
            <text:p>0.6468053</text:p>
          </table:table-cell>
          <table:table-cell office:value-type="float" office:value="0.00002475" calcext:value-type="float">
            <text:p>2.475E-05</text:p>
          </table:table-cell>
          <table:table-cell office:value-type="float" office:value="0.35290803" calcext:value-type="float">
            <text:p>0.35290803</text:p>
          </table:table-cell>
          <table:table-cell office:value-type="float" office:value="0.00021465" calcext:value-type="float">
            <text:p>0.00021465</text:p>
          </table:table-cell>
          <table:table-cell office:value-type="float" office:value="0.00003367" calcext:value-type="float">
            <text:p>3.367E-05</text:p>
          </table:table-cell>
          <table:table-cell office:value-type="float" office:value="0.55640662" calcext:value-type="float">
            <text:p>0.55640662</text:p>
          </table:table-cell>
          <table:table-cell office:value-type="float" office:value="0.44334506" calcext:value-type="float">
            <text:p>0.443345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2854165" calcext:value-type="float">
            <text:p>0.22854165</text:p>
          </table:table-cell>
          <table:table-cell office:value-type="float" office:value="0.00958721" calcext:value-type="float">
            <text:p>0.00958721</text:p>
          </table:table-cell>
          <table:table-cell office:value-type="float" office:value="0.06440752" calcext:value-type="float">
            <text:p>0.06440752</text:p>
          </table:table-cell>
          <table:table-cell office:value-type="float" office:value="0.69746363" calcext:value-type="float">
            <text:p>0.69746363</text:p>
          </table:table-cell>
          <table:table-cell office:value-type="float" office:value="0.00022758" calcext:value-type="float">
            <text:p>0.00022758</text:p>
          </table:table-cell>
          <table:table-cell office:value-type="float" office:value="0.62395382" calcext:value-type="float">
            <text:p>0.62395382</text:p>
          </table:table-cell>
          <table:table-cell office:value-type="float" office:value="0.00002246" calcext:value-type="float">
            <text:p>2.246E-05</text:p>
          </table:table-cell>
          <table:table-cell office:value-type="float" office:value="0.37579614" calcext:value-type="float">
            <text:p>0.37579614</text:p>
          </table:table-cell>
          <table:table-cell office:value-type="float" office:value="0.00019089" calcext:value-type="float">
            <text:p>0.00019089</text:p>
          </table:table-cell>
          <table:table-cell office:value-type="float" office:value="0.00003324" calcext:value-type="float">
            <text:p>3.324E-05</text:p>
          </table:table-cell>
          <table:table-cell office:value-type="float" office:value="0.51659945" calcext:value-type="float">
            <text:p>0.51659945</text:p>
          </table:table-cell>
          <table:table-cell office:value-type="float" office:value="0.48317641" calcext:value-type="float">
            <text:p>0.483176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659483" calcext:value-type="float">
            <text:p>0.19659483</text:p>
          </table:table-cell>
          <table:table-cell office:value-type="float" office:value="0.00917378" calcext:value-type="float">
            <text:p>0.00917378</text:p>
          </table:table-cell>
          <table:table-cell office:value-type="float" office:value="0.05776568" calcext:value-type="float">
            <text:p>0.05776568</text:p>
          </table:table-cell>
          <table:table-cell office:value-type="float" office:value="0.73646571" calcext:value-type="float">
            <text:p>0.73646571</text:p>
          </table:table-cell>
          <table:table-cell office:value-type="float" office:value="0.00019694" calcext:value-type="float">
            <text:p>0.00019694</text:p>
          </table:table-cell>
          <table:table-cell office:value-type="float" office:value="0.6006066" calcext:value-type="float">
            <text:p>0.6006066</text:p>
          </table:table-cell>
          <table:table-cell office:value-type="float" office:value="0.00002026" calcext:value-type="float">
            <text:p>2.026E-05</text:p>
          </table:table-cell>
          <table:table-cell office:value-type="float" office:value="0.39917621" calcext:value-type="float">
            <text:p>0.39917621</text:p>
          </table:table-cell>
          <table:table-cell office:value-type="float" office:value="0.00016864" calcext:value-type="float">
            <text:p>0.00016864</text:p>
          </table:table-cell>
          <table:table-cell office:value-type="float" office:value="0.00003267" calcext:value-type="float">
            <text:p>3.267E-05</text:p>
          </table:table-cell>
          <table:table-cell office:value-type="float" office:value="0.47583235" calcext:value-type="float">
            <text:p>0.47583235</text:p>
          </table:table-cell>
          <table:table-cell office:value-type="float" office:value="0.52396634" calcext:value-type="float">
            <text:p>0.523966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6767414" calcext:value-type="float">
            <text:p>0.16767414</text:p>
          </table:table-cell>
          <table:table-cell office:value-type="float" office:value="0.00872062" calcext:value-type="float">
            <text:p>0.00872062</text:p>
          </table:table-cell>
          <table:table-cell office:value-type="float" office:value="0.05129954" calcext:value-type="float">
            <text:p>0.05129954</text:p>
          </table:table-cell>
          <table:table-cell office:value-type="float" office:value="0.77230569" calcext:value-type="float">
            <text:p>0.77230569</text:p>
          </table:table-cell>
          <table:table-cell office:value-type="float" office:value="0.00016971" calcext:value-type="float">
            <text:p>0.00016971</text:p>
          </table:table-cell>
          <table:table-cell office:value-type="float" office:value="0.57686491" calcext:value-type="float">
            <text:p>0.57686491</text:p>
          </table:table-cell>
          <table:table-cell office:value-type="float" office:value="0.00001818" calcext:value-type="float">
            <text:p>1.818E-05</text:p>
          </table:table-cell>
          <table:table-cell office:value-type="float" office:value="0.4229472" calcext:value-type="float">
            <text:p>0.4229472</text:p>
          </table:table-cell>
          <table:table-cell office:value-type="float" office:value="0.00014794" calcext:value-type="float">
            <text:p>0.00014794</text:p>
          </table:table-cell>
          <table:table-cell office:value-type="float" office:value="0.00003194" calcext:value-type="float">
            <text:p>3.194E-05</text:p>
          </table:table-cell>
          <table:table-cell office:value-type="float" office:value="0.43464829" calcext:value-type="float">
            <text:p>0.43464829</text:p>
          </table:table-cell>
          <table:table-cell office:value-type="float" office:value="0.56517182" calcext:value-type="float">
            <text:p>0.565171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4186708" calcext:value-type="float">
            <text:p>0.14186708</text:p>
          </table:table-cell>
          <table:table-cell office:value-type="float" office:value="0.00823994" calcext:value-type="float">
            <text:p>0.00823994</text:p>
          </table:table-cell>
          <table:table-cell office:value-type="float" office:value="0.04513378" calcext:value-type="float">
            <text:p>0.04513378</text:p>
          </table:table-cell>
          <table:table-cell office:value-type="float" office:value="0.80475921" calcext:value-type="float">
            <text:p>0.80475921</text:p>
          </table:table-cell>
          <table:table-cell office:value-type="float" office:value="0.00014564" calcext:value-type="float">
            <text:p>0.00014564</text:p>
          </table:table-cell>
          <table:table-cell office:value-type="float" office:value="0.55283655" calcext:value-type="float">
            <text:p>0.55283655</text:p>
          </table:table-cell>
          <table:table-cell office:value-type="float" office:value="0.00001622" calcext:value-type="float">
            <text:p>1.622E-05</text:p>
          </table:table-cell>
          <table:table-cell office:value-type="float" office:value="0.44700159" calcext:value-type="float">
            <text:p>0.44700159</text:p>
          </table:table-cell>
          <table:table-cell office:value-type="float" office:value="0.00012885" calcext:value-type="float">
            <text:p>0.00012885</text:p>
          </table:table-cell>
          <table:table-cell office:value-type="float" office:value="0.00003107" calcext:value-type="float">
            <text:p>3.107E-05</text:p>
          </table:table-cell>
          <table:table-cell office:value-type="float" office:value="0.39363214" calcext:value-type="float">
            <text:p>0.39363214</text:p>
          </table:table-cell>
          <table:table-cell office:value-type="float" office:value="0.60620794" calcext:value-type="float">
            <text:p>0.606207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1914388" calcext:value-type="float">
            <text:p>0.11914388</text:p>
          </table:table-cell>
          <table:table-cell office:value-type="float" office:value="0.00774338" calcext:value-type="float">
            <text:p>0.00774338</text:p>
          </table:table-cell>
          <table:table-cell office:value-type="float" office:value="0.03936293" calcext:value-type="float">
            <text:p>0.03936293</text:p>
          </table:table-cell>
          <table:table-cell office:value-type="float" office:value="0.8337498" calcext:value-type="float">
            <text:p>0.8337498</text:p>
          </table:table-cell>
          <table:table-cell office:value-type="float" office:value="0.00012445" calcext:value-type="float">
            <text:p>0.00012445</text:p>
          </table:table-cell>
          <table:table-cell office:value-type="float" office:value="0.52863389" calcext:value-type="float">
            <text:p>0.52863389</text:p>
          </table:table-cell>
          <table:table-cell office:value-type="float" office:value="0.0000144" calcext:value-type="float">
            <text:p>1.44E-05</text:p>
          </table:table-cell>
          <table:table-cell office:value-type="float" office:value="0.47122726" calcext:value-type="float">
            <text:p>0.47122726</text:p>
          </table:table-cell>
          <table:table-cell office:value-type="float" office:value="0.00011138" calcext:value-type="float">
            <text:p>0.00011138</text:p>
          </table:table-cell>
          <table:table-cell office:value-type="float" office:value="0.00003005" calcext:value-type="float">
            <text:p>3.005E-05</text:p>
          </table:table-cell>
          <table:table-cell office:value-type="float" office:value="0.35337847" calcext:value-type="float">
            <text:p>0.35337847</text:p>
          </table:table-cell>
          <table:table-cell office:value-type="float" office:value="0.64648009" calcext:value-type="float">
            <text:p>0.646480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937949" calcext:value-type="float">
            <text:p>0.09937949</text:p>
          </table:table-cell>
          <table:table-cell office:value-type="float" office:value="0.00724149" calcext:value-type="float">
            <text:p>0.00724149</text:p>
          </table:table-cell>
          <table:table-cell office:value-type="float" office:value="0.0340511" calcext:value-type="float">
            <text:p>0.0340511</text:p>
          </table:table-cell>
          <table:table-cell office:value-type="float" office:value="0.85932792" calcext:value-type="float">
            <text:p>0.85932792</text:p>
          </table:table-cell>
          <table:table-cell office:value-type="float" office:value="0.00010591" calcext:value-type="float">
            <text:p>0.00010591</text:p>
          </table:table-cell>
          <table:table-cell office:value-type="float" office:value="0.50437179" calcext:value-type="float">
            <text:p>0.50437179</text:p>
          </table:table-cell>
          <table:table-cell office:value-type="float" office:value="0.00001271" calcext:value-type="float">
            <text:p>1.271E-05</text:p>
          </table:table-cell>
          <table:table-cell office:value-type="float" office:value="0.49550959" calcext:value-type="float">
            <text:p>0.49550959</text:p>
          </table:table-cell>
          <table:table-cell office:value-type="float" office:value="0.00009557" calcext:value-type="float">
            <text:p>9.557E-05</text:p>
          </table:table-cell>
          <table:table-cell office:value-type="float" office:value="0.00002891" calcext:value-type="float">
            <text:p>2.891E-05</text:p>
          </table:table-cell>
          <table:table-cell office:value-type="float" office:value="0.31445703" calcext:value-type="float">
            <text:p>0.31445703</text:p>
          </table:table-cell>
          <table:table-cell office:value-type="float" office:value="0.68541849" calcext:value-type="float">
            <text:p>0.685418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23786" calcext:value-type="float">
            <text:p>0.0823786</text:p>
          </table:table-cell>
          <table:table-cell office:value-type="float" office:value="0.00674332" calcext:value-type="float">
            <text:p>0.00674332</text:p>
          </table:table-cell>
          <table:table-cell office:value-type="float" office:value="0.02923416" calcext:value-type="float">
            <text:p>0.02923416</text:p>
          </table:table-cell>
          <table:table-cell office:value-type="float" office:value="0.88164393" calcext:value-type="float">
            <text:p>0.88164393</text:p>
          </table:table-cell>
          <table:table-cell office:value-type="float" office:value="0.00008975" calcext:value-type="float">
            <text:p>8.975E-05</text:p>
          </table:table-cell>
          <table:table-cell office:value-type="float" office:value="0.48016543" calcext:value-type="float">
            <text:p>0.48016543</text:p>
          </table:table-cell>
          <table:table-cell office:value-type="float" office:value="0.00001115" calcext:value-type="float">
            <text:p>1.115E-05</text:p>
          </table:table-cell>
          <table:table-cell office:value-type="float" office:value="0.51973366" calcext:value-type="float">
            <text:p>0.51973366</text:p>
          </table:table-cell>
          <table:table-cell office:value-type="float" office:value="0.0000814" calcext:value-type="float">
            <text:p>8.14E-05</text:p>
          </table:table-cell>
          <table:table-cell office:value-type="float" office:value="0.00002766" calcext:value-type="float">
            <text:p>2.766E-05</text:p>
          </table:table-cell>
          <table:table-cell office:value-type="float" office:value="0.27737994" calcext:value-type="float">
            <text:p>0.27737994</text:p>
          </table:table-cell>
          <table:table-cell office:value-type="float" office:value="0.722511" calcext:value-type="float">
            <text:p>0.7225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790036" calcext:value-type="float">
            <text:p>0.06790036</text:p>
          </table:table-cell>
          <table:table-cell office:value-type="float" office:value="0.00625626" calcext:value-type="float">
            <text:p>0.00625626</text:p>
          </table:table-cell>
          <table:table-cell office:value-type="float" office:value="0.02492373" calcext:value-type="float">
            <text:p>0.02492373</text:p>
          </table:table-cell>
          <table:table-cell office:value-type="float" office:value="0.90091964" calcext:value-type="float">
            <text:p>0.90091964</text:p>
          </table:table-cell>
          <table:table-cell office:value-type="float" office:value="0.00007575" calcext:value-type="float">
            <text:p>7.575E-05</text:p>
          </table:table-cell>
          <table:table-cell office:value-type="float" office:value="0.45612815" calcext:value-type="float">
            <text:p>0.45612815</text:p>
          </table:table-cell>
          <table:table-cell table:style-name="ce1" office:value-type="float" office:value="0.000009735" calcext:value-type="float">
            <text:p>9.74E-06</text:p>
          </table:table-cell>
          <table:table-cell office:value-type="float" office:value="0.54378637" calcext:value-type="float">
            <text:p>0.54378637</text:p>
          </table:table-cell>
          <table:table-cell office:value-type="float" office:value="0.00006882" calcext:value-type="float">
            <text:p>6.882E-05</text:p>
          </table:table-cell>
          <table:table-cell office:value-type="float" office:value="0.00002632" calcext:value-type="float">
            <text:p>2.632E-05</text:p>
          </table:table-cell>
          <table:table-cell office:value-type="float" office:value="0.24257469" calcext:value-type="float">
            <text:p>0.24257469</text:p>
          </table:table-cell>
          <table:table-cell office:value-type="float" office:value="0.75733017" calcext:value-type="float">
            <text:p>0.757330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7:02:32.793000000</meta:creation-date>
    <dc:date>2023-11-15T17:02:47.217000000</dc:date>
    <meta:editing-duration>PT15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